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X13</text:p>
      <text:p text:style-name="Standard">Lab 4</text:p>
      <text:p text:style-name="Standard">Bash</text:p>
      <text:p text:style-name="Standard">Jonatan Nilsson</text:p>
      <text:p text:style-name="Standard">2013-12-12</text:p>
      <text:p text:style-name="Standard"/>
      <text:p text:style-name="P1">1,</text:p>
      <text:p text:style-name="P1"/>
      <text:p text:style-name="P2">#!/bin/bash </text:p>
      <text:p text:style-name="P2"/>
      <text:p text:style-name="P2">clear </text:p>
      <text:p text:style-name="P2"><text:s text:c="4"/>echo "" </text:p>
      <text:p text:style-name="P2"/>
      <text:p text:style-name="P2">read -p "Tjo skriv en en siffra!!" tal1<text:tab/><text:tab/><text:tab/>#Skriv in den första siffran </text:p>
      <text:p text:style-name="P2">read -p "Tjo gör du så att du skriver in en siffra till" tal2 <text:tab/>#Skriv in den andra siffran</text:p>
      <text:p text:style-name="P2"/>
      <text:p text:style-name="P2"/>
      <text:p text:style-name="P2">summa=$(( tal1+tal2 )) <text:tab/><text:tab/>#Här adderas de två siffrorna du skrev in</text:p>
      <text:p text:style-name="P2">diff=$(( tal1-tal2 )) <text:tab/><text:tab/><text:tab/>#-||- <text:s/>subtraheras -||-</text:p>
      <text:p text:style-name="P2">produkt=$(( tal1*tal2 )) <text:tab/><text:tab/>#Multiplceras</text:p>
      <text:p text:style-name="P2">kvot=$(( tal1/tal2 )) <text:tab/><text:tab/><text:tab/>#Divideras</text:p>
      <text:p text:style-name="P2">rest=$(( tal1%tal2 )) <text:tab/><text:tab/><text:tab/>Resterande efter en division</text:p>
      <text:p text:style-name="P2"/>
      <text:p text:style-name="P2"><text:s text:c="4"/>echo "Printar ut alla olika matematiska uträkningar på samma tal som <text:s/>du skrev in ovan" </text:p>
      <text:p text:style-name="P2"/>
      <text:p text:style-name="P2">echo "Addition $summa" <text:tab/><text:tab/>#skriver ut svaret från additionen</text:p>
      <text:p text:style-name="P2">echo "Subtraktion $diff" <text:tab/><text:tab/>#Samma som ovan fast för sub</text:p>
      <text:p text:style-name="P2">echo "Multiplikation $produkt" <text:tab/>#-||- multi</text:p>
      <text:p text:style-name="P2">echo "Division $kvot" <text:tab/><text:tab/>#-||-Delat med</text:p>
      <text:p text:style-name="P2">echo "Resterande $rest" <text:tab/><text:tab/>#-||- Resterande</text:p>
      <text:p text:style-name="P2"/>
      <text:p text:style-name="P2">exit 0<text:tab/><text:tab/><text:tab/><text:tab/><text:tab/>#Stänger ner script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, </text:p>
      <text:p text:style-name="P2"/>
      <text:p text:style-name="P2">echo -n "Vill du konvertera från kronor till dollar tryck Y. </text:p>
      <text:p text:style-name="P2">Vill du konvertera från dollar till kronor tryck N [Y|N]" </text:p>
      <text:p text:style-name="P2"/>
      <text:p text:style-name="P2">read svar </text:p>
      <text:p text:style-name="P2"/>
      <text:p text:style-name="P2">case $svar in </text:p>
      <text:p text:style-name="P2"/>
      <text:p text:style-name="P2"><text:s text:c="4"/>[yY] ) </text:p>
      <text:p text:style-name="P2"><text:s text:c="8"/>echo "Hur mycket?" </text:p>
      <text:p text:style-name="P2">read kr </text:p>
      <text:p text:style-name="P2"/>
      <text:p text:style-name="P2">Pay=$(bc -l &lt;&lt;&lt; "scale=2; $kr/6") </text:p>
      <text:p text:style-name="P2"/>
      <text:p text:style-name="P2">echo "You will get $Pay" </text:p>
      <text:p text:style-name="P2"/>
      <text:p text:style-name="P2">;; </text:p>
      <text:p text:style-name="P2"/>
      <text:p text:style-name="P2"><text:s text:c="4"/>[nN] ) </text:p>
      <text:p text:style-name="P2"/>
      <text:p text:style-name="P2"><text:s text:c="4"/>echo "Hur mycket dollar vill du omvandla till kr?" </text:p>
      <text:p text:style-name="P2"/>
      <text:p text:style-name="P2">read dollar </text:p>
      <text:p text:style-name="P2"/>
      <text:p text:style-name="P2">Pay=$(bc -l &lt;&lt;&lt; "scale=2; $dollar*6") </text:p>
      <text:p text:style-name="P2"/>
      <text:p text:style-name="P2"><text:s text:c="4"/>echo "Du kommer få $Pay" </text:p>
      <text:p text:style-name="P2"/>
      <text:p text:style-name="P2">;; </text:p>
      <text:p text:style-name="P2">*) echo "Invalid input" </text:p>
      <text:p text:style-name="P2"><text:s text:c="4"/>;; </text:p>
      <text:p text:style-name="P2"><text:s text:c="4"/>esac </text:p>
      <text:p text:style-name="P2"/>
      <text:p text:style-name="P2"><text:s text:c="4"/>exit 0 </text:p>
      <text:p text:style-name="P2"/>
      <text:p text:style-name="P2"/>
      <text:p text:style-name="P2"/>
      <text:p text:style-name="P2"/>
      <text:p text:style-name="P2"/>
      <text:p text:style-name="P1">3,</text:p>
      <text:p text:style-name="P1"/>
      <text:p text:style-name="P2">#!/bin/bash</text:p>
      <text:p text:style-name="P2"></text:p>
      <text:p text:style-name="P2">clear <text:s text:c="22"/>#clearar terminalen</text:p>
      <text:p text:style-name="P2"></text:p>
      <text:p text:style-name="P2">echo -n "Välkommen till LinuxBanken AB.</text:p>
      <text:p text:style-name="P2">Vill du låna pengar, tryck L.</text:p>
      <text:p text:style-name="P2">Vill du spara pengar, tryck S [L|S]: " <text:s/>#Enkelt välkomstmedelande där man får frågan om man vill <text:soft-page-break/>spara eller låna pengar.</text:p>
      <text:p text:style-name="P2"></text:p>
      <text:p text:style-name="P2">read svar <text:s text:c="6"/>#Läser in svaret på frågan över</text:p>
      <text:p text:style-name="P2"></text:p>
      <text:p text:style-name="P2">case $svar in <text:s text:c="6"/><text:tab/><text:tab/><text:tab/><text:tab/>#caset börjar</text:p>
      <text:p text:style-name="P2"><text:s text:c="4"/>l|L) <text:s text:c="10"/><text:tab/><text:tab/><text:tab/><text:tab/><text:tab/> #Man har tryckt in l/L för att låna pengar</text:p>
      <text:p text:style-name="P2"><text:s text:c="8"/>read -p "Hur mycket vill du låna? " loan <text:s text:c="3"/>#Frågar hur mycket man vill låna</text:p>
      <text:p text:style-name="P2"><text:s text:c="8"/>Loan=$( echo "scale=2; $loan*0.35" | bc ) <text:s text:c="2"/>#Räknar ut med hjälp av bc hur mycket ränta man <text:s text:c="49"/><text:tab/><text:tab/><text:tab/><text:tab/><text:tab/><text:tab/><text:tab/><text:tab/> kommer bli tvungen att betala tillbaka</text:p>
      <text:p text:style-name="P2"><text:s text:c="8"/>echo "Du kommer att efter ett år få betala tillbaka $loan plus räntan på $Loan";; <text:s/><text:tab/><text:tab/><text:tab/><text:tab/><text:tab/><text:tab/><text:tab/><text:tab/><text:tab/><text:tab/> #Presentarar uträkningen från ovanstående rad</text:p>
      <text:p text:style-name="P2"><text:s text:c="4"/>s|S) <text:s text:c="11"/><text:tab/><text:tab/><text:tab/><text:tab/><text:tab/><text:tab/>#Man tryckte in s/S för att spara pengar <text:s text:c="3"/></text:p>
      <text:p text:style-name="P2"><text:s text:c="8"/>read -p "Hur mycket vill du spara? " spara <text:s text:c="5"/>#Frågar hur mycket man vill spara</text:p>
      <text:p text:style-name="P2"><text:s text:c="8"/>Spara=$( echo "scale=2; $spara*1.32" | bc ) <text:s text:c="4"/>#Räknar ut med hjälp av bc hur mycket man kommer att ha på konton efter ett år pga av ränta</text:p>
      <text:p text:style-name="P2"><text:s text:c="8"/>echo "Du kommer efter 1 års sparande ha $Spara";; <text:s/>#Presenterar resultatet</text:p>
      <text:p text:style-name="P2"><text:s text:c="4"/>*)</text:p>
      <text:p text:style-name="P2"><text:s text:c="8"/>echo "Invalid input";;</text:p>
      <text:p text:style-name="P2">esac</text:p>
      <text:p text:style-name="P2">exit 0 <text:s text:c="5"/>#Stänger ner scriptet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3:37:05</meta:creation-date>
    <dc:date>2013-12-17T11:46:26</dc:date>
    <meta:editing-duration>PT1H39M59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3" meta:paragraph-count="68" meta:word-count="396" meta:character-count="2598" meta:non-whitespace-character-count="1908"/>
  </office:meta>
</office:document-meta>
</file>